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398cm" svg:x="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74cm" svg:height="8.128cm" svg:x="1cm" svg:y="3.286cm"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969cm" svg:height="2.413cm" svg:x="7.985cm" svg:y="5.826cm">
          <text:p text:style-name="P1">Pyrami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9.144cm" svg:height="2.413cm" svg:x="11.033cm" svg:y="15.097cm">
          <text:p text:style-name="P1">Pyramid</text:p>
          <text:p text:style-name="P1">(REST interface)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731cm" svg:height="2.032cm" svg:x="7.604cm" svg:y="1.254cm">
          <text:p text:style-name="P1">Cherokee web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969cm" svg:y1="3.286cm" svg:x2="10.969cm" svg:y2="5.826cm" draw:start-shape="id1" draw:start-glue-point="2" draw:end-shape="id2" draw:end-glue-point="0" svg:d="m10969 3286v2540">
          <text:p/>
        </draw:connector>
        <draw:connector draw:style-name="gr4" draw:text-style-name="P1" draw:layer="layout" draw:type="line" svg:x1="10.969cm" svg:y1="8.239cm" svg:x2="15.605cm" svg:y2="15.097cm" draw:start-shape="id2" draw:start-glue-point="2" draw:end-shape="id3" draw:end-glue-point="0" svg:d="m10969 8239 4636 6858">
          <text:p/>
        </draw:connector>
        <draw:custom-shape draw:style-name="gr3" draw:text-style-name="P1" xml:id="id4" draw:id="id4" draw:layer="layout" svg:width="3.81cm" svg:height="2.667cm" svg:x="16.24cm" svg:y="8.493cm">
          <text:p text:style-name="P1">MongoDb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954cm" svg:y1="7.032cm" svg:x2="16.24cm" svg:y2="9.826cm" draw:start-shape="id2" draw:start-glue-point="1" draw:end-shape="id4" svg:d="m13954 7032 2286 2794">
          <text:p/>
        </draw:connector>
        <draw:custom-shape draw:style-name="gr3" draw:text-style-name="P1" xml:id="id5" draw:id="id5" draw:layer="layout" svg:width="7.62cm" svg:height="2.54cm" svg:x="7.35cm" svg:y="20.05cm">
          <text:p text:style-name="P1">PostgreSQ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05cm" svg:y1="17.51cm" svg:x2="11.16cm" svg:y2="20.05cm" draw:start-shape="id3" draw:start-glue-point="2" draw:end-shape="id5" draw:end-glue-point="0" svg:d="m15605 17510-4445 2540">
          <text:p/>
        </draw:connector>
        <draw:frame draw:style-name="gr5" draw:layer="layout" svg:width="5.358cm" svg:height="0.962cm" svg:x="0.976cm" svg:y="3.34cm">
          <draw:text-box>
            <text:p>Graphical Engine</text:p>
          </draw:text-box>
        </draw:frame>
        <draw:frame draw:style-name="gr5" draw:layer="layout" svg:width="11.098cm" svg:height="0.962cm" svg:x="0.951cm" svg:y="13.827cm">
          <draw:text-box>
            <text:p>Recommendation Engine (Whisper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zo Ampolo</meta:initial-creator>
    <meta:creation-date>2012-11-09T20:46:14</meta:creation-date>
    <dc:date>2012-11-09T21:24:15</dc:date>
    <dc:creator>Vincenzo Ampolo</dc:creator>
    <meta:editing-duration>PT22M51S</meta:editing-duration>
    <meta:editing-cycles>2</meta:editing-cycles>
    <meta:generator>LibreOffice/3.6$Linux_X86_64 LibreOffice_project/360m1$Build-2</meta:generator>
    <meta:document-statistic meta:object-count="13"/>
  </office:meta>
</office:document-meta>
</file>